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rten Krogh <text:s text:c="36"/>Faktura</text:p>
      <text:p text:style-name="Standard">Skrivarevägen 9</text:p>
      <text:p text:style-name="Standard">226 57 Lund</text:p>
      <text:p text:style-name="Standard"/>
      <text:p text:style-name="Standard"/>
      <text:p text:style-name="Standard"><text:tab/><text:tab/><text:tab/><text:tab/><text:tab/><text:tab/><text:tab/><text:tab/>Amber Biosciences AB</text:p>
      <text:p text:style-name="Standard"><text:tab/><text:tab/><text:tab/><text:tab/><text:tab/><text:tab/><text:tab/><text:tab/>Skrivarevägen 9</text:p>
      <text:p text:style-name="Standard"><text:tab/><text:tab/><text:tab/><text:tab/><text:tab/><text:tab/><text:tab/><text:tab/>226 57 Lund</text:p>
      <text:p text:style-name="Standard"/>
      <text:p text:style-name="Standard">Fakturadatum : 2012-04-15</text:p>
      <text:p text:style-name="Standard">Föfallodatum : 2012-04-15</text:p>
      <text:p text:style-name="Standard"/>
      <text:p text:style-name="Standard">Specifikation</text:p>
      <text:p text:style-name="Standard"/>
      <text:p text:style-name="Standard">Hyra for kontor för perioden 2011-05-01 till 2012-04-30</text:p>
      <text:p text:style-name="Standard"/>
      <text:p text:style-name="Standard">2000 kr. pr. Månad </text:p>
      <text:p text:style-name="Standard"/>
      <text:p text:style-name="Standard">Totalt eksl moms<text:tab/><text:tab/><text:tab/><text:tab/><text:tab/>24 000 </text:p>
      <text:p text:style-name="Standard">Moms<text:tab/><text:tab/><text:tab/><text:tab/><text:tab/><text:tab/><text:tab/> <text:s text:c="8"/>0</text:p>
      <text:p text:style-name="Standard"/>
      <text:p text:style-name="P1">Totalt<text:tab/><text:tab/><text:tab/><text:tab/><text:tab/><text:tab/>SEK <text:s text:c="2"/><text:tab/>24 000</text:p>
      <text:p text:style-name="P1"/>
      <text:p text:style-name="P1"/>
      <text:p text:style-name="P2">Bank konto nr. <text:s text:c="2"/>9300 7.114.043-8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15T20:33:09</meta:creation-date>
    <meta:document-statistic meta:table-count="0" meta:image-count="0" meta:object-count="0" meta:page-count="1" meta:paragraph-count="15" meta:word-count="51" meta:character-count="396"/>
    <dc:date>2012-04-15T20:41:43</dc:date>
    <meta:editing-duration>PT00H08M35S</meta:editing-duration>
    <meta:editing-cycles>1</meta:editing-cycles>
    <meta:generator>OpenOffice.org/3.2$Unix OpenOffice.org_project/320m12$Build-9483</meta:generator>
  </office:meta>
</office:document-meta>
</file>